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DejaVu Serif" svg:font-family="'DejaVu Serif', serif"/>
    <style:font-face style:name="Helvetica" svg:font-family="Helvetica, Tahoma, Arial, sans-serif"/>
    <style:font-face style:name="Microsoft Yahei" svg:font-family="'Microsoft Yahei', arial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4f581" officeooo:paragraph-rsid="0004f581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f581" officeooo:paragraph-rsid="0004f58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4f581"/>
    </style:style>
    <style:style style:name="P4" style:family="paragraph" style:parent-style-name="Standard">
      <style:paragraph-properties fo:text-align="start" style:justify-single-word="false"/>
      <style:text-properties fo:font-size="12pt" officeooo:rsid="000b468d" officeooo:paragraph-rsid="000b468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04f581" officeooo:paragraph-rsid="000d1e6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664cd" officeooo:paragraph-rsid="001664c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ff4ed" officeooo:paragraph-rsid="001ff4e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da4df" officeooo:paragraph-rsid="001ff4e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da4df" officeooo:paragraph-rsid="0022cd9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6563c" officeooo:paragraph-rsid="0026563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7dfc2" officeooo:paragraph-rsid="0027dfc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paragraph-rsid="0027c39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7dfc2" officeooo:paragraph-rsid="0027dfc2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93783" officeooo:paragraph-rsid="00293783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a968e" officeooo:paragraph-rsid="002a968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2b7c5f" officeooo:paragraph-rsid="002b7c5f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33333" style:font-name="Helvetica" fo:font-size="12pt" fo:letter-spacing="normal" fo:font-style="normal" fo:font-weight="normal" officeooo:rsid="0004f581" officeooo:paragraph-rsid="000b468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.5pt" fo:letter-spacing="normal" fo:font-style="normal" fo:font-weight="normal" officeooo:rsid="000a81a8" officeooo:paragraph-rsid="000b468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2pt" fo:letter-spacing="normal" fo:font-style="normal" fo:font-weight="normal" officeooo:rsid="0004f581" officeooo:paragraph-rsid="000d1e6a" style:font-size-asian="10.5pt" style:font-size-complex="12pt"/>
    </style:style>
    <style:style style:name="T1" style:family="text">
      <style:text-properties fo:font-variant="normal" fo:text-transform="none" fo:color="#000000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10.5pt" fo:letter-spacing="normal" fo:font-style="normal" fo:font-weight="normal" officeooo:rsid="0006fc08"/>
    </style:style>
    <style:style style:name="T3" style:family="text">
      <style:text-properties fo:font-variant="normal" fo:text-transform="none" fo:color="#000000" style:font-name="Helvetica" fo:font-size="10.5pt" fo:letter-spacing="normal" fo:font-style="normal" fo:font-weight="normal" officeooo:rsid="00084f93"/>
    </style:style>
    <style:style style:name="T4" style:family="text">
      <style:text-properties fo:font-variant="normal" fo:text-transform="none" fo:color="#000000" style:font-name="Helvetica" fo:font-size="10.5pt" fo:letter-spacing="normal" fo:font-style="normal" fo:font-weight="normal" officeooo:rsid="000995a8"/>
    </style:style>
    <style:style style:name="T5" style:family="text">
      <style:text-properties fo:font-variant="normal" fo:text-transform="none" fo:color="#000000" style:font-name="Helvetica" fo:font-size="10.5pt" fo:letter-spacing="normal" fo:font-style="normal" fo:font-weight="normal" officeooo:rsid="000a81a8"/>
    </style:style>
    <style:style style:name="T6" style:family="text">
      <style:text-properties officeooo:rsid="0004f581" style:font-size-asian="10.5pt" style:font-size-complex="12pt"/>
    </style:style>
    <style:style style:name="T7" style:family="text">
      <style:text-properties officeooo:rsid="0027c39e" style:font-size-asian="10.5pt" style:font-size-complex="12pt"/>
    </style:style>
    <style:style style:name="T8" style:family="text">
      <style:text-properties style:font-name="Microsoft Yahei"/>
    </style:style>
    <style:style style:name="T9" style:family="text">
      <style:text-properties fo:font-size="12pt" officeooo:rsid="0004f581" style:font-size-asian="10.5pt" style:font-size-complex="12pt"/>
    </style:style>
    <style:style style:name="T10" style:family="text">
      <style:text-properties style:font-name-asian="Microsoft Yahei" style:font-style-asian="normal" style:font-weight-asian="normal"/>
    </style:style>
    <style:style style:name="T11" style:family="text">
      <style:text-properties officeooo:rsid="001588e4"/>
    </style:style>
    <style:style style:name="T12" style:family="text">
      <style:text-properties officeooo:rsid="001945e1"/>
    </style:style>
    <style:style style:name="T13" style:family="text">
      <style:text-properties officeooo:rsid="001da4df"/>
    </style:style>
    <style:style style:name="T14" style:family="text">
      <style:text-properties officeooo:rsid="001e1821"/>
    </style:style>
    <style:style style:name="T15" style:family="text">
      <style:text-properties officeooo:rsid="001ff4ed"/>
    </style:style>
    <style:style style:name="T16" style:family="text">
      <style:text-properties officeooo:rsid="00227224"/>
    </style:style>
    <style:style style:name="T17" style:family="text">
      <style:text-properties officeooo:rsid="0022cd9c"/>
    </style:style>
    <style:style style:name="T18" style:family="text">
      <style:text-properties officeooo:rsid="002586e5"/>
    </style:style>
    <style:style style:name="T19" style:family="text">
      <style:text-properties style:font-name="DejaVu Serif" fo:font-size="10.5pt"/>
    </style:style>
    <style:style style:name="T20" style:family="text">
      <style:text-properties style:font-name="DejaVu Serif" fo:font-size="10.5pt" officeooo:rsid="0027c39e"/>
    </style:style>
    <style:style style:name="T21" style:family="text">
      <style:text-properties style:font-name="DejaVu Serif" fo:font-size="10.5pt" officeooo:rsid="002a968e"/>
    </style:style>
    <style:style style:name="T22" style:family="text">
      <style:text-properties style:font-name="DejaVu Serif" fo:font-size="10.5pt" officeooo:rsid="002c7e48"/>
    </style:style>
    <style:style style:name="T23" style:family="text">
      <style:text-properties officeooo:rsid="00283601"/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搭建</text:p>
      <text:p text:style-name="P2"/>
      <text:p text:style-name="P2"/>
      <text:p text:style-name="P2">sudo apt-get install -f,是用来修复依赖关系的命令。假如系统上某个Package不满足依赖条件，这个命令会自动修复</text:p>
      <text:p text:style-name="P3"><text:span text:style-name="T6">然而大部分软件在安装时出现缺失依赖条件，网上大部分解决方案都是使用</text:span><text:span text:style-name="T1">sudo apt-get -f install</text:span><text:span text:style-name="T4">强制安装</text:span><text:span text:style-name="T1">，然而有时却没有任何作用，这时用个sudo </text:span><text:span text:style-name="T2">apt-get install -f就能解决问题</text:span></text:p>
      <text:p text:style-name="P3"><text:span text:style-name="T2">（-f </text:span><text:span text:style-name="T3">= --fix-missing</text:span><text:span text:style-name="T2">）</text:span></text:p>
      <text:p text:style-name="P3"/>
      <text:p text:style-name="P3"><text:span text:style-name="T2">安装Terminator：</text:span></text:p>
      <text:p text:style-name="P3"><text:span text:style-name="T2">sudo </text:span><text:span text:style-name="T5">apt-get install terminator</text:span></text:p>
      <text:p text:style-name="P4"><text:span text:style-name="T5">记得安装完成后不能去乱改字体，可能导致字符间距过近，字符重叠在一起</text:span></text:p>
      <text:p text:style-name="P4"/>
      <text:p text:style-name="P4"><text:span text:style-name="T5">安装google:</text:span></text:p>
      <text:p text:style-name="P18"><text:span text:style-name="T9">wget </text:span><text:a xlink:type="simple" xlink:href="https://dl.google.com/linux/direct/google-chrome-stable_current_amd64.deb"><text:span text:style-name="T9">https://dl.google.com/linux/direct/google-chrome-stable_current_amd64.deb</text:span></text:a></text:p>
      <text:p text:style-name="P17"><text:span text:style-name="T8">安装时可能会出现google-chrome-stable</text:span><text:span text:style-name="T10">这个错误</text:span></text:p>
      <text:p text:style-name="P19">sudo apt-get install -f</text:p>
      <text:p text:style-name="P19">接着执行</text:p>
      <text:p text:style-name="P5">dpkg -i google-chrome-stable_current_amd64.deb</text:p>
      <text:p text:style-name="P5"/>
      <text:p text:style-name="P5">安装<text:span text:style-name="T11">virtualbox:</text:span></text:p>
      <text:p text:style-name="P6">直接到软件中心下载</text:p>
      <text:p text:style-name="P6">然后启动virtualbox查看版本信息，一般在help目录下，接着去网上找对应版本的vbox-extpack。</text:p>
      <text:p text:style-name="P6">新建环境，下载xp<text:span text:style-name="T12">32</text:span>镜像在setting中的storage中添加镜像调试一下，开始安装。切记不能重复安装，如果遇到删除已安装的系统，全部文件一并删除，不然可能死循环安装。安装完成后进入xp在Driver中点击insert VirtualBox Guest Additions CD image。下载安装完成后关机。在虚拟机的settin<text:span text:style-name="T13">g中Shared Folders中添加共享空间。</text:span></text:p>
      <text:p text:style-name="P6">双击Vbox-<text:span text:style-name="T14">extpack为链接usb做拓展，打开终端：</text:span></text:p>
      <text:p text:style-name="P6"><text:span text:style-name="T15">$ </text:span>whoiam</text:p>
      <text:p text:style-name="P7">flysnow</text:p>
      <text:p text:style-name="P8">$ cat /etc/group | grep vbox<text:line-break/>vboxusers:x:125</text:p>
      <text:p text:style-name="P8">$ usermod -a -G vboxusers <text:span text:style-name="T16">flysnow</text:span></text:p>
      <text:p text:style-name="P9">$ cat /etc/group | grep vbox<text:line-break/>vboxusers:x:125:<text:span text:style-name="T17">flysnow</text:span></text:p>
      <text:p text:style-name="P9">添加用户组成功后重启系统，再次打开虚拟机即可完成</text:p>
      <text:p text:style-name="P9"/>
      <text:p text:style-name="P9">链接github:</text:p>
      <text:p text:style-name="P9">安装git：</text:p>
      <text:p text:style-name="P9">sudo <text:span text:style-name="T18">apt-get install git-core</text:span></text:p>
      <text:p text:style-name="P10">git config --global user.name yangjian940712</text:p>
      <text:p text:style-name="P10">git config --global user.email <text:a xlink:type="simple" xlink:href="mailto:1139143281@qq.com">1139143281@qq.com</text:a></text:p>
      <text:p text:style-name="P10"/>
      <text:p text:style-name="P10">git config --list</text:p>
      <text:p text:style-name="P10">ssh-keygen -C “<text:a xlink:type="simple" xlink:href="mailto:1139143281@qq.com">1139143281@qq.com</text:a>” -t rsa</text:p>
      <text:p text:style-name="P11">连续三个回车</text:p>
      <text:p text:style-name="P10"/>
      <text:p text:style-name="P12"><text:span text:style-name="T7">这时会在隐藏目录～/.ssh/下创建一个</text:span><text:span text:style-name="T19">id_rsa.pub</text:span><text:span text:style-name="T20">，打开这个文件后拷贝秘钥，登陆github添加key-ssh</text:span></text:p>
      <text:p text:style-name="P12"/>
      <text:p text:style-name="P13"><text:span text:style-name="T20">s</text:span><text:span text:style-name="T19">sh -v </text:span><text:a xlink:type="simple" xlink:href="mailto:git@github.com"><text:span text:style-name="T19">git@github.com</text:span></text:a></text:p>
      <text:p text:style-name="P13"><text:soft-page-break/></text:p>
      <text:p text:style-name="P13">创建Git目录：</text:p>
      <text:p text:style-name="P13">git init</text:p>
      <text:p text:style-name="P13">git remote add origin <text:a xlink:type="simple" xlink:href="mailto:git@github.com">git@github.com</text:a>:yangjian940712/HeilsCar.git</text:p>
      <text:p text:style-name="P13">网上大部分有些问题</text:p>
      <text:p text:style-name="P13">这样以后就可以开始与git同步了</text:p>
      <text:p text:style-name="P13">git remote -<text:span text:style-name="T23">v</text:span></text:p>
      <text:p text:style-name="P14">按道理输出如下：</text:p>
      <text:p text:style-name="P14"><text:span text:style-name="T19">origin<text:tab/>git@github.com:yangjian940712/HeilsCar.git (fetch)</text:span></text:p>
      <text:p text:style-name="P14"><text:span text:style-name="T19">origin<text:tab/>git@github.com:yangjian940712/HeilsCar.git (push)</text:span></text:p>
      <text:p text:style-name="P14"><text:span text:style-name="T19">完成后</text:span><text:span text:style-name="T21">：</text:span></text:p>
      <text:p text:style-name="P14"><text:span text:style-name="T21">git pull origin master</text:span></text:p>
      <text:p text:style-name="P15"><text:span text:style-name="T19">克隆github中的代码后：</text:span></text:p>
      <text:p text:style-name="P15"/>
      <text:p text:style-name="P16"><text:span text:style-name="T19">修改一些文件后：</text:span></text:p>
      <text:p text:style-name="P16"><text:span text:style-name="T19">git add .</text:span></text:p>
      <text:p text:style-name="P16"><text:span text:style-name="T19">Git commit -a</text:span></text:p>
      <text:p text:style-name="P16"><text:span text:style-name="T19">填写一份log</text:span><text:span text:style-name="T22">后</text:span></text:p>
      <text:p text:style-name="P15"><text:span text:style-name="T19">git push origin master即可备份代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Courier, mono, serif"/>
    <style:font-face style:name="DejaVu Serif" svg:font-family="'DejaVu Serif', serif"/>
    <style:font-face style:name="Helvetica" svg:font-family="Helvetica, Tahoma, Arial, sans-serif"/>
    <style:font-face style:name="Microsoft Yahei" svg:font-family="'Microsoft Yahei', arial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4:14:14.503857878</meta:creation-date>
    <dc:date>2016-08-28T14:56:27.222545209</dc:date>
    <meta:editing-duration>PT36M58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593" meta:character-count="1568" meta:non-whitespace-character-count="1482"/>
  </office:meta>
</office:document-meta>
</file>